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E000003C08119280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2" svg:font-family="'Angsana New'"/>
    <style:font-face style:name="Angsana New" svg:font-family="'Angsana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 style:font-name="Angsana New" fo:font-size="16pt" fo:font-weight="bold" officeooo:rsid="001f0a1f" officeooo:paragraph-rsid="001f0a1f" fo:background-color="#ffffff" style:font-size-asian="16pt" style:font-weight-asian="bold" style:font-name-complex="Angsana New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889cm" svg:y="1.589cm" svg:width="8.705cm" svg:height="15.418cm" draw:z-index="0"><draw:image xlink:href="Pictures/100000000000021E000003C081192802.jpg" xlink:type="simple" xlink:show="embed" xlink:actuate="onLoad"/></draw:frame><draw:frame draw:style-name="fr1" draw:name="Image2" text:anchor-type="paragraph" svg:x="14.383cm" svg:y="1.589cm" svg:width="8.705cm" svg:height="15.418cm" draw:z-index="1"><draw:image xlink:href="Pictures/100000000000021E000003C081192802.jpg" xlink:type="simple" xlink:show="embed" xlink:actuate="onLoad"/></draw:frame> <text:s text:c="9"/>PR : ถังขยะให้ห้องอาหาร Dessin และ Scarlet จำนวน 12 ถั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2" svg:font-family="'Angsana New'"/>
    <style:font-face style:name="Angsana New" svg:font-family="'Angsana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1:12:23.660000000</meta:creation-date>
    <meta:print-date>2014-12-14T11:16:21.549000000</meta:print-date>
    <dc:date>2014-12-14T11:18:24.992000000</dc:date>
    <meta:editing-duration>PT6M3S</meta:editing-duration>
    <meta:editing-cycles>1</meta:editing-cycles>
    <meta:document-statistic meta:table-count="0" meta:image-count="2" meta:object-count="0" meta:page-count="1" meta:paragraph-count="1" meta:word-count="13" meta:character-count="60" meta:non-whitespace-character-count="42"/>
    <meta:generator>LibreOffice/4.3.0.4$Windows_x86 LibreOffice_project/62ad5818884a2fc2e5780dd45466868d41009ec0</meta:generator>
  </office:meta>
</office:document-meta>
</file>